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9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03.25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54.8pt"/>
    </style:style>
    <style:style style:name="co6" style:family="table-column">
      <style:table-column-properties fo:break-before="auto" style:column-width="172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TH6C20MU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office:value-type="string" calcext:value-type="string">
            <text:p>495-TSR2-2450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355,K314,K360,K359,K358,K357,K356,K354,K353,K352,K351,K350,K349,K347,K366,K365,K364,K363,K362,K361,K348,K346,K345,K344,K343,K342,K341,K340,K339,K338,K337,K336,K335,K334,K333,K332,K331,K330,K329,K328,K327,K326,K325,K324,K323,K322,K321,K320,K319,K318,K317,K316,K315,K313,K312,K311,K310,K309,K308,K307,K306,K305,K304,K303,K302,K301</text:p>
          </table:table-cell>
          <table:table-cell office:value-type="string" calcext:value-type="string">
            <text:p>HE360_x-5331272-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E3621A0510</text:p>
          </table:table-cell>
          <table:table-cell office:value-type="string" calcext:value-type="string">
            <text:p>934-HE3621A0510 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203,U2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10,C309,C308,C307,C306,C305,C304,C303,C302,C301,C607,C610,C615,C604,C405,C402,C620,C619,C618,C617,C616,C614,C613,C612,C611,C609,C603,C210,C207,C206,C205,C204,C202,C2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IDC-Header_2x10_P2.54mm_Horizontal_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9141-4</text:p>
          </table:table-cell>
          <table:table-cell office:value-type="string" calcext:value-type="string">
            <text:p>571-5499141-4 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09,R604,R220,R213,R207,R601,R219,R218,R217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02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01,U602</text:p>
          </table:table-cell>
          <table:table-cell office:value-type="string" calcext:value-type="string">
            <text:p>SOIC-8_5.23x5.23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5FL064L_SOIC</text:p>
          </table:table-cell>
          <table:table-cell office:value-type="string" calcext:value-type="string">
            <text:p>727-S25FL064LABMFA01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65ZGT6</text:p>
          </table:table-cell>
          <table:table-cell office:value-type="string" calcext:value-type="string">
            <text:p>511-STM32F765ZGT6 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404,C403</text:p>
          </table:table-cell>
          <table:table-cell office:value-type="string" calcext:value-type="string">
            <text:p>C_1210_3225Metric_Pad1.42x2.6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1210C226K4RACTU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305,U301,U304,U303,U302</text:p>
          </table:table-cell>
          <table:table-cell office:value-type="string" calcext:value-type="string">
            <text:p>HSOP-32-1EP_7.5x11.0mm_P0.65mm_ThermalVi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CZ33996</text:p>
          </table:table-cell>
          <table:table-cell office:value-type="string" calcext:value-type="string">
            <text:p>841-MCZ33996EKR2 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6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-STD-CRA-3</text:p>
          </table:table-cell>
          <table:table-cell office:value-type="string" calcext:value-type="string">
            <text:p>344-NX3225GD8MCRA3 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office:value-type="string" calcext:value-type="string">
            <text:p>344-NX5032GA25MLNCD1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12,R208,R206,R2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CW060333R0FKEAC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602,C601,C214,C2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inSocket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5-535541-6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506,F505,F504,F503,F502,F501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70001.DRSNP</text:p>
          </table:table-cell>
          <table:table-cell office:value-type="string" calcext:value-type="string">
            <text:p>576-0470001.DRSNP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621,C608,C209,C2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CM188R71C105KA64D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MPX-3.3</text:p>
          </table:table-cell>
          <table:table-cell office:value-type="string" calcext:value-type="string">
            <text:p>926-LM1117MPX-33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502</text:p>
          </table:table-cell>
          <table:table-cell office:value-type="string" calcext:value-type="string">
            <text:p>PinSocket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215307-8</text:p>
          </table:table-cell>
          <table:table-cell office:value-type="string" calcext:value-type="string">
            <text:p>826632-8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B601,FB20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15,R2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606,C60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0805C225K4REC7210</text:p>
          </table:table-cell>
          <table:table-cell table:number-columns-repeated="5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office:value-type="string" calcext:value-type="string">
            <text:p>579-LAN8742A-CZ-TR 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102,H101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4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T0603DRE07370RL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3" office:value-type="string" calcext:value-type="string">
            <text:p>HVC1206-1M0FT3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211,R2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2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04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CRCW060349R9FKEAC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4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ML-D12Y1WT86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C_2220_5650Metric_Pad1.97x5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C2220C226M5R2CAUTO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212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office:value-type="string" calcext:value-type="string">
            <text:p>603-CC206KKX7RDBB102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-5331272-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571-2-5331272-5</text:p>
          </table:table-cell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8:45:07.24680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5T19:15:06.632575899</dc:date>
    <meta:editing-duration>PT2H31M37S</meta:editing-duration>
    <meta:editing-cycles>52</meta:editing-cycles>
    <meta:generator>LibreOffice/6.3.1.2$Linux_X86_64 LibreOffice_project/30$Build-2</meta:generator>
    <meta:document-statistic meta:table-count="1" meta:cell-count="293" meta:object-count="0"/>
  </office:meta>
</office:document-meta>
</file>